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="solid" draw:fill-color="#ffff66" draw:textarea-horizontal-align="center" draw:textarea-vertical-align="middle"/>
    </style:style>
    <style:style style:name="gr1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5cm" fo:min-width="0.2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8cm" fo:min-width="0.2cm"/>
    </style:style>
    <style:style style:name="gr18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5pt" style:font-size-asian="5pt" style:font-size-complex="5pt"/>
    </style:style>
    <style:style style:name="P6" style:family="paragraph">
      <style:text-properties fo:font-size="5pt" style:font-size-asian="6pt" style:font-size-complex="6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5pt" style:font-size-asian="6pt" style:font-size-complex="6pt"/>
    </style:style>
    <style:style style:name="T6" style:family="text">
      <style:text-properties style:text-position="super 58%" fo:font-size="6pt" style:font-size-asian="6pt" style:font-size-complex="6pt"/>
    </style:style>
    <style:style style:name="T7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4.799cm" svg:height="0.6cm" svg:x="22.307cm" svg:y="11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27.107cm" svg:y="11.30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12cm" svg:height="0.489cm" svg:x="26.935cm" svg:y="11.353cm">
          <draw:text-box>
            <text:p><text:span text:style-name="T1">ACK</text:span></text:p>
          </draw:text-box>
        </draw:frame>
        <draw:custom-shape draw:style-name="gr4" draw:text-style-name="P1" draw:layer="layout" svg:width="0.6cm" svg:height="0.6cm" svg:x="27.707cm" svg:y="11.30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12cm" svg:height="0.489cm" svg:x="27.552cm" svg:y="11.353cm">
          <draw:text-box>
            <text:p><text:span text:style-name="T1">Stop</text:span></text:p>
          </draw:text-box>
        </draw:frame>
        <draw:custom-shape draw:style-name="gr1" draw:text-style-name="P1" draw:layer="layout" svg:width="4.799cm" svg:height="0.6cm" svg:x="21.606cm" svg:y="11.1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26.406cm" svg:y="11.10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12cm" svg:height="0.489cm" svg:x="26.238cm" svg:y="11.153cm">
          <draw:text-box>
            <text:p><text:span text:style-name="T1">ACK</text:span></text:p>
          </draw:text-box>
        </draw:frame>
        <draw:custom-shape draw:style-name="gr1" draw:text-style-name="P1" draw:layer="layout" svg:width="4.799cm" svg:height="0.6cm" svg:x="20.905cm" svg:y="10.9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25.705cm" svg:y="10.90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12cm" svg:height="0.489cm" svg:x="25.537cm" svg:y="10.953cm">
          <draw:text-box>
            <text:p><text:span text:style-name="T1">ACK</text:span></text:p>
          </draw:text-box>
        </draw:frame>
        <draw:custom-shape draw:style-name="gr5" draw:text-style-name="P3" draw:layer="layout" svg:width="4.8cm" svg:height="0.6cm" svg:x="14.9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8cm" svg:height="0.6cm" svg:x="14.8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8cm" svg:height="0.6cm" svg:x="14.7cm" svg:y="3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0.6cm" svg:x="4.8cm" svg:y="3.6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0.6cm" svg:x="5.4cm" svg:y="3.6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cm" svg:height="0.6cm" svg:x="6cm" svg:y="3.6cm">
          <text:p text:style-name="P4"><text:span text:style-name="T2">0x4 (MEM_CTL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8cm" svg:height="0.6cm" svg:x="14.6cm" svg:y="3.6cm">
          <text:p text:style-name="P4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05cm" svg:height="0.6cm" svg:x="3.44cm" svg:y="3.6cm">
          <text:p text:style-name="P4"><text:span text:style-name="T2">Host TX: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05cm" svg:height="0.6cm" svg:x="3.44cm" svg:y="4.4cm">
          <text:p text:style-name="P4"><text:span text:style-name="T2">Host RX: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8cm" svg:height="0.6cm" svg:x="4.8cm" svg:y="3cm">
          <text:p text:style-name="P4"><text:span text:style-name="T2">Command fram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8cm" svg:height="0.6cm" svg:x="9.7cm" svg:y="3cm">
          <text:p text:style-name="P4"><text:span text:style-name="T2">Data fram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6cm" svg:x="14cm" svg:y="3.6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6cm" svg:x="13.5cm" svg:y="3.6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0.6cm" svg:x="13cm" svg:y="3.6cm">
          <text:p text:style-name="P4"><text:span text:style-name="T3">mem</text:span><text:span text:style-name="T3"><text:line-break/></text:span><text:span text:style-name="T3">re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0.6cm" svg:x="12.5cm" svg:y="3.6cm">
          <text:p text:style-name="P4"><text:span text:style-name="T3">B/W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cm" svg:height="0.6cm" svg:x="9.7cm" svg:y="3.6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8cm" svg:height="0.6cm" svg:x="14.6cm" svg:y="3cm">
          <text:p text:style-name="P4"><text:span text:style-name="T2">Burst Fr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35cm" svg:height="5.25cm" draw:transform="rotate (-1.5707963267949) translate (19.9cm 4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3" draw:layer="layout" svg:width="4.05cm" svg:height="0.6cm" svg:x="15.5cm" svg:y="4.95cm">
          <text:p text:style-name="P4"><text:span text:style-name="T2">x MEM_CNT x (2-MEM_CTL.B/W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8.803cm" svg:y="10.7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01cm" svg:height="0.6cm" svg:x="4.002cm" svg:y="10.702cm">
          <text:p text:style-name="P4"><text:span text:style-name="T4">oMSP core Address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6cm" svg:x="3.403cm" svg:y="10.702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3.652cm" svg:y1="11.702cm" svg:x2="2.802cm" svg:y2="11.702cm">
          <text:p/>
        </draw:line>
        <draw:line draw:style-name="gr13" draw:text-style-name="P4" draw:layer="layout" svg:x1="4.012cm" svg:y1="11.302cm" svg:x2="3.412cm" svg:y2="11.302cm">
          <text:p/>
        </draw:line>
        <draw:custom-shape draw:style-name="gr14" draw:text-style-name="P1" draw:layer="layout" svg:width="0.6cm" svg:height="0.6cm" svg:x="8.203cm" svg:y="10.70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99cm" svg:height="0.489cm" svg:x="3.227cm" svg:y="10.75cm">
          <draw:text-box>
            <text:p><text:span text:style-name="T1">Start</text:span></text:p>
          </draw:text-box>
        </draw:frame>
        <draw:frame draw:style-name="gr3" draw:text-style-name="P2" draw:layer="layout" svg:width="0.951cm" svg:height="0.489cm" svg:x="8.654cm" svg:y="10.751cm">
          <draw:text-box>
            <text:p><text:span text:style-name="T1">ACK</text:span></text:p>
          </draw:text-box>
        </draw:frame>
        <draw:frame draw:style-name="gr3" draw:text-style-name="P2" draw:layer="layout" svg:width="1.024cm" svg:height="0.489cm" svg:x="2.208cm" svg:y="12.255cm">
          <draw:text-box>
            <text:p><text:span text:style-name="T1">SCL</text:span></text:p>
          </draw:text-box>
        </draw:frame>
        <draw:frame draw:style-name="gr15" draw:text-style-name="P2" draw:layer="layout" svg:width="1.05cm" svg:height="0.489cm" svg:x="2.202cm" svg:y="11.642cm">
          <draw:text-box>
            <text:p><text:span text:style-name="T1">SDA</text:span></text:p>
          </draw:text-box>
        </draw:frame>
        <draw:frame draw:style-name="gr3" draw:text-style-name="P6" draw:layer="layout" svg:width="1.024cm" svg:height="0.45cm" svg:x="3.888cm" svg:y="10.327cm">
          <draw:text-box>
            <text:p><text:span text:style-name="T5">MSB</text:span></text:p>
          </draw:text-box>
        </draw:frame>
        <draw:frame draw:style-name="gr3" draw:text-style-name="P6" draw:layer="layout" svg:width="1.074cm" svg:height="0.45cm" svg:x="7.501cm" svg:y="10.328cm">
          <draw:text-box>
            <text:p><text:span text:style-name="T5">LSB</text:span></text:p>
          </draw:text-box>
        </draw:frame>
        <draw:frame draw:style-name="gr3" draw:text-style-name="P2" draw:layer="layout" svg:width="0.951cm" svg:height="0.489cm" svg:x="8.055cm" svg:y="10.756cm">
          <draw:text-box>
            <text:p><text:span text:style-name="T1">WR</text:span></text:p>
          </draw:text-box>
        </draw:frame>
        <draw:custom-shape draw:style-name="gr16" draw:text-style-name="P1" draw:layer="layout" svg:width="4.799cm" svg:height="0.6cm" svg:x="9.403cm" svg:y="10.702cm">
          <text:p text:style-name="P4"><text:span text:style-name="T4">Cmd Frame</text:span><text:span text:style-name="T1"> (write to MEM_CTL)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074cm" svg:height="0.45cm" svg:x="13.478cm" svg:y="10.328cm">
          <draw:text-box>
            <text:p><text:span text:style-name="T5">LSB</text:span></text:p>
          </draw:text-box>
        </draw:frame>
        <draw:frame draw:style-name="gr3" draw:text-style-name="P6" draw:layer="layout" svg:width="1.049cm" svg:height="0.45cm" svg:x="9.253cm" svg:y="10.328cm">
          <draw:text-box>
            <text:p><text:span text:style-name="T5">MSB</text:span></text:p>
          </draw:text-box>
        </draw:frame>
        <draw:custom-shape draw:style-name="gr2" draw:text-style-name="P1" draw:layer="layout" svg:width="0.6cm" svg:height="0.6cm" svg:x="14.203cm" svg:y="10.70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951cm" svg:height="0.489cm" svg:x="14.031cm" svg:y="10.752cm">
          <draw:text-box>
            <text:p><text:span text:style-name="T1">ACK</text:span></text:p>
          </draw:text-box>
        </draw:frame>
        <draw:frame draw:style-name="gr15" draw:text-style-name="P2" draw:layer="layout" svg:width="1.05cm" svg:height="0.497cm" svg:x="2.202cm" svg:y="10.771cm">
          <draw:text-box>
            <text:p><text:span text:style-name="T1">I</text:span><text:span text:style-name="T6">2</text:span><text:span text:style-name="T1">C</text:span></text:p>
          </draw:text-box>
        </draw:frame>
        <draw:line draw:style-name="gr12" draw:text-style-name="P4" draw:layer="layout" svg:x1="3.902cm" svg:y1="12.302cm" svg:x2="2.802cm" svg:y2="12.302cm">
          <text:p/>
        </draw:line>
        <draw:line draw:style-name="gr12" draw:text-style-name="P4" draw:layer="layout" svg:x1="3.652cm" svg:y1="11.702cm" svg:x2="3.652cm" svg:y2="12.102cm">
          <text:p/>
        </draw:line>
        <draw:line draw:style-name="gr12" draw:text-style-name="P4" draw:layer="layout" svg:x1="4.102cm" svg:y1="12.102cm" svg:x2="3.652cm" svg:y2="12.101cm">
          <text:p/>
        </draw:line>
        <draw:line draw:style-name="gr12" draw:text-style-name="P4" draw:layer="layout" svg:x1="3.906cm" svg:y1="12.302cm" svg:x2="3.906cm" svg:y2="12.702cm">
          <text:p/>
        </draw:line>
        <draw:line draw:style-name="gr12" draw:text-style-name="P4" draw:layer="layout" svg:x1="4.202cm" svg:y1="12.702cm" svg:x2="3.902cm" svg:y2="12.702cm">
          <text:p/>
        </draw:line>
        <draw:line draw:style-name="gr12" draw:text-style-name="P4" draw:layer="layout" svg:x1="4.202cm" svg:y1="12.702cm" svg:x2="4.202cm" svg:y2="12.302cm">
          <text:p/>
        </draw:line>
        <draw:line draw:style-name="gr12" draw:text-style-name="P4" draw:layer="layout" svg:x1="4.402cm" svg:y1="12.302cm" svg:x2="4.202cm" svg:y2="12.302cm">
          <text:p/>
        </draw:line>
        <draw:line draw:style-name="gr12" draw:text-style-name="P4" draw:layer="layout" svg:x1="4.402cm" svg:y1="12.302cm" svg:x2="4.402cm" svg:y2="12.702cm">
          <text:p/>
        </draw:line>
        <draw:line draw:style-name="gr12" draw:text-style-name="P4" draw:layer="layout" svg:x1="4.802cm" svg:y1="12.702cm" svg:x2="4.402cm" svg:y2="12.702cm">
          <text:p/>
        </draw:line>
        <draw:line draw:style-name="gr12" draw:text-style-name="P4" draw:layer="layout" svg:x1="4.802cm" svg:y1="12.702cm" svg:x2="4.802cm" svg:y2="12.302cm">
          <text:p/>
        </draw:line>
        <draw:line draw:style-name="gr12" draw:text-style-name="P4" draw:layer="layout" svg:x1="5.002cm" svg:y1="12.302cm" svg:x2="4.802cm" svg:y2="12.302cm">
          <text:p/>
        </draw:line>
        <draw:line draw:style-name="gr12" draw:text-style-name="P4" draw:layer="layout" svg:x1="5.002cm" svg:y1="12.302cm" svg:x2="5.002cm" svg:y2="12.702cm">
          <text:p/>
        </draw:line>
        <draw:line draw:style-name="gr12" draw:text-style-name="P4" draw:layer="layout" svg:x1="5.402cm" svg:y1="12.702cm" svg:x2="5.002cm" svg:y2="12.702cm">
          <text:p/>
        </draw:line>
        <draw:line draw:style-name="gr12" draw:text-style-name="P4" draw:layer="layout" svg:x1="5.402cm" svg:y1="12.702cm" svg:x2="5.402cm" svg:y2="12.302cm">
          <text:p/>
        </draw:line>
        <draw:line draw:style-name="gr12" draw:text-style-name="P4" draw:layer="layout" svg:x1="5.602cm" svg:y1="12.302cm" svg:x2="5.402cm" svg:y2="12.302cm">
          <text:p/>
        </draw:line>
        <draw:line draw:style-name="gr12" draw:text-style-name="P4" draw:layer="layout" svg:x1="5.602cm" svg:y1="12.302cm" svg:x2="5.602cm" svg:y2="12.702cm">
          <text:p/>
        </draw:line>
        <draw:line draw:style-name="gr12" draw:text-style-name="P4" draw:layer="layout" svg:x1="6.002cm" svg:y1="12.702cm" svg:x2="5.602cm" svg:y2="12.702cm">
          <text:p/>
        </draw:line>
        <draw:line draw:style-name="gr12" draw:text-style-name="P4" draw:layer="layout" svg:x1="6.002cm" svg:y1="12.702cm" svg:x2="6.002cm" svg:y2="12.302cm">
          <text:p/>
        </draw:line>
        <draw:line draw:style-name="gr12" draw:text-style-name="P4" draw:layer="layout" svg:x1="6.202cm" svg:y1="12.302cm" svg:x2="6.002cm" svg:y2="12.302cm">
          <text:p/>
        </draw:line>
        <draw:line draw:style-name="gr12" draw:text-style-name="P4" draw:layer="layout" svg:x1="6.202cm" svg:y1="12.302cm" svg:x2="6.202cm" svg:y2="12.702cm">
          <text:p/>
        </draw:line>
        <draw:line draw:style-name="gr12" draw:text-style-name="P4" draw:layer="layout" svg:x1="6.602cm" svg:y1="12.702cm" svg:x2="6.202cm" svg:y2="12.702cm">
          <text:p/>
        </draw:line>
        <draw:line draw:style-name="gr12" draw:text-style-name="P4" draw:layer="layout" svg:x1="6.602cm" svg:y1="12.702cm" svg:x2="6.602cm" svg:y2="12.302cm">
          <text:p/>
        </draw:line>
        <draw:line draw:style-name="gr12" draw:text-style-name="P4" draw:layer="layout" svg:x1="6.802cm" svg:y1="12.302cm" svg:x2="6.602cm" svg:y2="12.302cm">
          <text:p/>
        </draw:line>
        <draw:line draw:style-name="gr12" draw:text-style-name="P4" draw:layer="layout" svg:x1="6.802cm" svg:y1="12.302cm" svg:x2="6.802cm" svg:y2="12.702cm">
          <text:p/>
        </draw:line>
        <draw:line draw:style-name="gr12" draw:text-style-name="P4" draw:layer="layout" svg:x1="7.202cm" svg:y1="12.702cm" svg:x2="6.802cm" svg:y2="12.702cm">
          <text:p/>
        </draw:line>
        <draw:line draw:style-name="gr12" draw:text-style-name="P4" draw:layer="layout" svg:x1="7.202cm" svg:y1="12.702cm" svg:x2="7.202cm" svg:y2="12.302cm">
          <text:p/>
        </draw:line>
        <draw:line draw:style-name="gr12" draw:text-style-name="P4" draw:layer="layout" svg:x1="7.402cm" svg:y1="12.302cm" svg:x2="7.202cm" svg:y2="12.302cm">
          <text:p/>
        </draw:line>
        <draw:line draw:style-name="gr12" draw:text-style-name="P4" draw:layer="layout" svg:x1="7.402cm" svg:y1="12.302cm" svg:x2="7.402cm" svg:y2="12.702cm">
          <text:p/>
        </draw:line>
        <draw:line draw:style-name="gr12" draw:text-style-name="P4" draw:layer="layout" svg:x1="7.802cm" svg:y1="12.702cm" svg:x2="7.402cm" svg:y2="12.702cm">
          <text:p/>
        </draw:line>
        <draw:line draw:style-name="gr12" draw:text-style-name="P4" draw:layer="layout" svg:x1="7.802cm" svg:y1="12.702cm" svg:x2="7.802cm" svg:y2="12.302cm">
          <text:p/>
        </draw:line>
        <draw:line draw:style-name="gr12" draw:text-style-name="P4" draw:layer="layout" svg:x1="8.002cm" svg:y1="12.302cm" svg:x2="7.802cm" svg:y2="12.302cm">
          <text:p/>
        </draw:line>
        <draw:line draw:style-name="gr12" draw:text-style-name="P4" draw:layer="layout" svg:x1="8.002cm" svg:y1="12.302cm" svg:x2="8.002cm" svg:y2="12.702cm">
          <text:p/>
        </draw:line>
        <draw:line draw:style-name="gr12" draw:text-style-name="P4" draw:layer="layout" svg:x1="8.402cm" svg:y1="12.702cm" svg:x2="8.002cm" svg:y2="12.702cm">
          <text:p/>
        </draw:line>
        <draw:line draw:style-name="gr12" draw:text-style-name="P4" draw:layer="layout" svg:x1="8.402cm" svg:y1="12.702cm" svg:x2="8.402cm" svg:y2="12.302cm">
          <text:p/>
        </draw:line>
        <draw:line draw:style-name="gr12" draw:text-style-name="P4" draw:layer="layout" svg:x1="8.602cm" svg:y1="12.302cm" svg:x2="8.402cm" svg:y2="12.302cm">
          <text:p/>
        </draw:line>
        <draw:line draw:style-name="gr12" draw:text-style-name="P4" draw:layer="layout" svg:x1="8.602cm" svg:y1="12.302cm" svg:x2="8.602cm" svg:y2="12.702cm">
          <text:p/>
        </draw:line>
        <draw:line draw:style-name="gr12" draw:text-style-name="P4" draw:layer="layout" svg:x1="9.002cm" svg:y1="12.702cm" svg:x2="8.602cm" svg:y2="12.702cm">
          <text:p/>
        </draw:line>
        <draw:line draw:style-name="gr12" draw:text-style-name="P4" draw:layer="layout" svg:x1="9.002cm" svg:y1="12.702cm" svg:x2="9.002cm" svg:y2="12.302cm">
          <text:p/>
        </draw:line>
        <draw:line draw:style-name="gr12" draw:text-style-name="P4" draw:layer="layout" svg:x1="9.202cm" svg:y1="12.302cm" svg:x2="9.002cm" svg:y2="12.302cm">
          <text:p/>
        </draw:line>
        <draw:line draw:style-name="gr12" draw:text-style-name="P4" draw:layer="layout" svg:x1="9.202cm" svg:y1="12.302cm" svg:x2="9.202cm" svg:y2="12.702cm">
          <text:p/>
        </draw:line>
        <draw:line draw:style-name="gr12" draw:text-style-name="P4" draw:layer="layout" svg:x1="9.602cm" svg:y1="12.702cm" svg:x2="9.202cm" svg:y2="12.702cm">
          <text:p/>
        </draw:line>
        <draw:line draw:style-name="gr12" draw:text-style-name="P4" draw:layer="layout" svg:x1="9.602cm" svg:y1="12.702cm" svg:x2="9.602cm" svg:y2="12.302cm">
          <text:p/>
        </draw:line>
        <draw:line draw:style-name="gr12" draw:text-style-name="P4" draw:layer="layout" svg:x1="9.802cm" svg:y1="12.302cm" svg:x2="9.602cm" svg:y2="12.302cm">
          <text:p/>
        </draw:line>
        <draw:line draw:style-name="gr12" draw:text-style-name="P4" draw:layer="layout" svg:x1="9.802cm" svg:y1="12.302cm" svg:x2="9.802cm" svg:y2="12.702cm">
          <text:p/>
        </draw:line>
        <draw:line draw:style-name="gr12" draw:text-style-name="P4" draw:layer="layout" svg:x1="10.202cm" svg:y1="12.702cm" svg:x2="9.802cm" svg:y2="12.702cm">
          <text:p/>
        </draw:line>
        <draw:line draw:style-name="gr12" draw:text-style-name="P4" draw:layer="layout" svg:x1="10.202cm" svg:y1="12.702cm" svg:x2="10.202cm" svg:y2="12.302cm">
          <text:p/>
        </draw:line>
        <draw:line draw:style-name="gr12" draw:text-style-name="P4" draw:layer="layout" svg:x1="10.402cm" svg:y1="12.302cm" svg:x2="10.202cm" svg:y2="12.302cm">
          <text:p/>
        </draw:line>
        <draw:line draw:style-name="gr12" draw:text-style-name="P4" draw:layer="layout" svg:x1="10.402cm" svg:y1="12.302cm" svg:x2="10.402cm" svg:y2="12.702cm">
          <text:p/>
        </draw:line>
        <draw:line draw:style-name="gr12" draw:text-style-name="P4" draw:layer="layout" svg:x1="10.802cm" svg:y1="12.702cm" svg:x2="10.402cm" svg:y2="12.702cm">
          <text:p/>
        </draw:line>
        <draw:line draw:style-name="gr12" draw:text-style-name="P4" draw:layer="layout" svg:x1="10.802cm" svg:y1="12.702cm" svg:x2="10.802cm" svg:y2="12.302cm">
          <text:p/>
        </draw:line>
        <draw:line draw:style-name="gr12" draw:text-style-name="P4" draw:layer="layout" svg:x1="11.002cm" svg:y1="12.302cm" svg:x2="10.802cm" svg:y2="12.302cm">
          <text:p/>
        </draw:line>
        <draw:line draw:style-name="gr12" draw:text-style-name="P4" draw:layer="layout" svg:x1="11.002cm" svg:y1="12.302cm" svg:x2="11.002cm" svg:y2="12.702cm">
          <text:p/>
        </draw:line>
        <draw:line draw:style-name="gr12" draw:text-style-name="P4" draw:layer="layout" svg:x1="11.402cm" svg:y1="12.702cm" svg:x2="11.002cm" svg:y2="12.702cm">
          <text:p/>
        </draw:line>
        <draw:line draw:style-name="gr12" draw:text-style-name="P4" draw:layer="layout" svg:x1="11.402cm" svg:y1="12.702cm" svg:x2="11.402cm" svg:y2="12.302cm">
          <text:p/>
        </draw:line>
        <draw:line draw:style-name="gr12" draw:text-style-name="P4" draw:layer="layout" svg:x1="11.602cm" svg:y1="12.302cm" svg:x2="11.402cm" svg:y2="12.302cm">
          <text:p/>
        </draw:line>
        <draw:line draw:style-name="gr12" draw:text-style-name="P4" draw:layer="layout" svg:x1="11.602cm" svg:y1="12.302cm" svg:x2="11.602cm" svg:y2="12.702cm">
          <text:p/>
        </draw:line>
        <draw:line draw:style-name="gr12" draw:text-style-name="P4" draw:layer="layout" svg:x1="12.002cm" svg:y1="12.702cm" svg:x2="11.602cm" svg:y2="12.702cm">
          <text:p/>
        </draw:line>
        <draw:line draw:style-name="gr12" draw:text-style-name="P4" draw:layer="layout" svg:x1="12.002cm" svg:y1="12.702cm" svg:x2="12.002cm" svg:y2="12.302cm">
          <text:p/>
        </draw:line>
        <draw:line draw:style-name="gr12" draw:text-style-name="P4" draw:layer="layout" svg:x1="12.202cm" svg:y1="12.302cm" svg:x2="12.002cm" svg:y2="12.302cm">
          <text:p/>
        </draw:line>
        <draw:line draw:style-name="gr12" draw:text-style-name="P4" draw:layer="layout" svg:x1="12.202cm" svg:y1="12.302cm" svg:x2="12.202cm" svg:y2="12.702cm">
          <text:p/>
        </draw:line>
        <draw:line draw:style-name="gr12" draw:text-style-name="P4" draw:layer="layout" svg:x1="12.602cm" svg:y1="12.702cm" svg:x2="12.202cm" svg:y2="12.702cm">
          <text:p/>
        </draw:line>
        <draw:line draw:style-name="gr12" draw:text-style-name="P4" draw:layer="layout" svg:x1="12.602cm" svg:y1="12.702cm" svg:x2="12.602cm" svg:y2="12.302cm">
          <text:p/>
        </draw:line>
        <draw:line draw:style-name="gr12" draw:text-style-name="P4" draw:layer="layout" svg:x1="12.802cm" svg:y1="12.302cm" svg:x2="12.602cm" svg:y2="12.302cm">
          <text:p/>
        </draw:line>
        <draw:line draw:style-name="gr12" draw:text-style-name="P4" draw:layer="layout" svg:x1="12.802cm" svg:y1="12.302cm" svg:x2="12.802cm" svg:y2="12.702cm">
          <text:p/>
        </draw:line>
        <draw:line draw:style-name="gr12" draw:text-style-name="P4" draw:layer="layout" svg:x1="13.202cm" svg:y1="12.702cm" svg:x2="12.802cm" svg:y2="12.702cm">
          <text:p/>
        </draw:line>
        <draw:line draw:style-name="gr12" draw:text-style-name="P4" draw:layer="layout" svg:x1="13.202cm" svg:y1="12.702cm" svg:x2="13.202cm" svg:y2="12.302cm">
          <text:p/>
        </draw:line>
        <draw:line draw:style-name="gr12" draw:text-style-name="P4" draw:layer="layout" svg:x1="13.402cm" svg:y1="12.302cm" svg:x2="13.202cm" svg:y2="12.302cm">
          <text:p/>
        </draw:line>
        <draw:line draw:style-name="gr12" draw:text-style-name="P4" draw:layer="layout" svg:x1="13.402cm" svg:y1="12.302cm" svg:x2="13.402cm" svg:y2="12.702cm">
          <text:p/>
        </draw:line>
        <draw:line draw:style-name="gr12" draw:text-style-name="P4" draw:layer="layout" svg:x1="13.802cm" svg:y1="12.702cm" svg:x2="13.402cm" svg:y2="12.702cm">
          <text:p/>
        </draw:line>
        <draw:line draw:style-name="gr12" draw:text-style-name="P4" draw:layer="layout" svg:x1="13.802cm" svg:y1="12.702cm" svg:x2="13.802cm" svg:y2="12.302cm">
          <text:p/>
        </draw:line>
        <draw:line draw:style-name="gr12" draw:text-style-name="P4" draw:layer="layout" svg:x1="14.002cm" svg:y1="12.302cm" svg:x2="13.802cm" svg:y2="12.302cm">
          <text:p/>
        </draw:line>
        <draw:line draw:style-name="gr12" draw:text-style-name="P4" draw:layer="layout" svg:x1="14.002cm" svg:y1="12.302cm" svg:x2="14.002cm" svg:y2="12.702cm">
          <text:p/>
        </draw:line>
        <draw:line draw:style-name="gr12" draw:text-style-name="P4" draw:layer="layout" svg:x1="14.402cm" svg:y1="12.702cm" svg:x2="14.002cm" svg:y2="12.702cm">
          <text:p/>
        </draw:line>
        <draw:line draw:style-name="gr12" draw:text-style-name="P4" draw:layer="layout" svg:x1="14.402cm" svg:y1="12.702cm" svg:x2="14.402cm" svg:y2="12.302cm">
          <text:p/>
        </draw:line>
        <draw:line draw:style-name="gr12" draw:text-style-name="P4" draw:layer="layout" svg:x1="14.602cm" svg:y1="12.302cm" svg:x2="14.402cm" svg:y2="12.302cm">
          <text:p/>
        </draw:line>
        <draw:line draw:style-name="gr12" draw:text-style-name="P4" draw:layer="layout" svg:x1="14.602cm" svg:y1="12.302cm" svg:x2="14.602cm" svg:y2="12.702cm">
          <text:p/>
        </draw:line>
        <draw:line draw:style-name="gr12" draw:text-style-name="P4" draw:layer="layout" svg:x1="15.001cm" svg:y1="12.7cm" svg:x2="14.601cm" svg:y2="12.7cm">
          <text:p/>
        </draw:line>
        <draw:custom-shape draw:style-name="gr6" draw:text-style-name="P7" draw:layer="layout" svg:width="0.6cm" svg:height="0.4cm" svg:x="4.002cm" svg:y="11.702cm">
          <text:p text:style-name="P4"><text:span text:style-name="T1">A6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4cm" svg:x="4.602cm" svg:y="11.702cm">
          <text:p text:style-name="P4"><text:span text:style-name="T1">A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4cm" svg:x="5.202cm" svg:y="11.702cm">
          <text:p text:style-name="P4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4cm" svg:x="5.802cm" svg:y="11.702cm">
          <text:p text:style-name="P4"><text:span text:style-name="T1">A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4cm" svg:x="6.402cm" svg:y="11.702cm">
          <text:p text:style-name="P4"><text:span text:style-name="T1">A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4cm" svg:x="7.002cm" svg:y="11.702cm">
          <text:p text:style-name="P4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4cm" svg:x="7.602cm" svg:y="11.702cm">
          <text:p text:style-name="P4"><text:span text:style-name="T1">A0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9.401cm" svg:y1="12.1cm" svg:x2="8.152cm" svg:y2="12.102cm">
          <text:p/>
        </draw:line>
        <draw:custom-shape draw:style-name="gr16" draw:text-style-name="P1" draw:layer="layout" svg:width="4.799cm" svg:height="0.6cm" svg:x="14.804cm" svg:y="10.703cm">
          <text:p text:style-name="P4"><text:span text:style-name="T4">Write Data</text:span><text:span text:style-name="T1"> (to MEM_CTL)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074cm" svg:height="0.45cm" svg:x="18.879cm" svg:y="10.329cm">
          <draw:text-box>
            <text:p><text:span text:style-name="T5">LSB</text:span></text:p>
          </draw:text-box>
        </draw:frame>
        <draw:frame draw:style-name="gr3" draw:text-style-name="P6" draw:layer="layout" svg:width="1.049cm" svg:height="0.45cm" svg:x="14.654cm" svg:y="10.329cm">
          <draw:text-box>
            <text:p><text:span text:style-name="T5">MSB</text:span></text:p>
          </draw:text-box>
        </draw:frame>
        <draw:custom-shape draw:style-name="gr2" draw:text-style-name="P1" draw:layer="layout" svg:width="0.6cm" svg:height="0.6cm" svg:x="19.604cm" svg:y="10.70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12cm" svg:height="0.489cm" svg:x="19.436cm" svg:y="10.753cm">
          <draw:text-box>
            <text:p><text:span text:style-name="T1">ACK</text:span></text:p>
          </draw:text-box>
        </draw:frame>
        <draw:line draw:style-name="gr12" draw:text-style-name="P4" draw:layer="layout" svg:x1="15.002cm" svg:y1="12.703cm" svg:x2="15.002cm" svg:y2="12.303cm">
          <text:p/>
        </draw:line>
        <draw:line draw:style-name="gr12" draw:text-style-name="P4" draw:layer="layout" svg:x1="15.202cm" svg:y1="12.303cm" svg:x2="15.002cm" svg:y2="12.303cm">
          <text:p/>
        </draw:line>
        <draw:line draw:style-name="gr12" draw:text-style-name="P4" draw:layer="layout" svg:x1="15.202cm" svg:y1="12.303cm" svg:x2="15.202cm" svg:y2="12.703cm">
          <text:p/>
        </draw:line>
        <draw:line draw:style-name="gr12" draw:text-style-name="P4" draw:layer="layout" svg:x1="15.602cm" svg:y1="12.703cm" svg:x2="15.202cm" svg:y2="12.703cm">
          <text:p/>
        </draw:line>
        <draw:line draw:style-name="gr12" draw:text-style-name="P4" draw:layer="layout" svg:x1="15.602cm" svg:y1="12.703cm" svg:x2="15.602cm" svg:y2="12.303cm">
          <text:p/>
        </draw:line>
        <draw:line draw:style-name="gr12" draw:text-style-name="P4" draw:layer="layout" svg:x1="15.802cm" svg:y1="12.303cm" svg:x2="15.602cm" svg:y2="12.303cm">
          <text:p/>
        </draw:line>
        <draw:line draw:style-name="gr12" draw:text-style-name="P4" draw:layer="layout" svg:x1="15.802cm" svg:y1="12.303cm" svg:x2="15.802cm" svg:y2="12.703cm">
          <text:p/>
        </draw:line>
        <draw:line draw:style-name="gr12" draw:text-style-name="P4" draw:layer="layout" svg:x1="16.202cm" svg:y1="12.703cm" svg:x2="15.802cm" svg:y2="12.703cm">
          <text:p/>
        </draw:line>
        <draw:line draw:style-name="gr12" draw:text-style-name="P4" draw:layer="layout" svg:x1="16.202cm" svg:y1="12.703cm" svg:x2="16.202cm" svg:y2="12.303cm">
          <text:p/>
        </draw:line>
        <draw:line draw:style-name="gr12" draw:text-style-name="P4" draw:layer="layout" svg:x1="16.402cm" svg:y1="12.303cm" svg:x2="16.202cm" svg:y2="12.303cm">
          <text:p/>
        </draw:line>
        <draw:line draw:style-name="gr12" draw:text-style-name="P4" draw:layer="layout" svg:x1="16.402cm" svg:y1="12.303cm" svg:x2="16.402cm" svg:y2="12.703cm">
          <text:p/>
        </draw:line>
        <draw:line draw:style-name="gr12" draw:text-style-name="P4" draw:layer="layout" svg:x1="16.802cm" svg:y1="12.703cm" svg:x2="16.402cm" svg:y2="12.703cm">
          <text:p/>
        </draw:line>
        <draw:line draw:style-name="gr12" draw:text-style-name="P4" draw:layer="layout" svg:x1="16.802cm" svg:y1="12.703cm" svg:x2="16.802cm" svg:y2="12.303cm">
          <text:p/>
        </draw:line>
        <draw:line draw:style-name="gr12" draw:text-style-name="P4" draw:layer="layout" svg:x1="17.002cm" svg:y1="12.303cm" svg:x2="16.802cm" svg:y2="12.303cm">
          <text:p/>
        </draw:line>
        <draw:line draw:style-name="gr12" draw:text-style-name="P4" draw:layer="layout" svg:x1="17.002cm" svg:y1="12.303cm" svg:x2="17.002cm" svg:y2="12.703cm">
          <text:p/>
        </draw:line>
        <draw:line draw:style-name="gr12" draw:text-style-name="P4" draw:layer="layout" svg:x1="17.402cm" svg:y1="12.703cm" svg:x2="17.002cm" svg:y2="12.703cm">
          <text:p/>
        </draw:line>
        <draw:line draw:style-name="gr12" draw:text-style-name="P4" draw:layer="layout" svg:x1="17.402cm" svg:y1="12.703cm" svg:x2="17.402cm" svg:y2="12.303cm">
          <text:p/>
        </draw:line>
        <draw:line draw:style-name="gr12" draw:text-style-name="P4" draw:layer="layout" svg:x1="17.602cm" svg:y1="12.303cm" svg:x2="17.402cm" svg:y2="12.303cm">
          <text:p/>
        </draw:line>
        <draw:line draw:style-name="gr12" draw:text-style-name="P4" draw:layer="layout" svg:x1="17.602cm" svg:y1="12.303cm" svg:x2="17.602cm" svg:y2="12.703cm">
          <text:p/>
        </draw:line>
        <draw:line draw:style-name="gr12" draw:text-style-name="P4" draw:layer="layout" svg:x1="18.002cm" svg:y1="12.703cm" svg:x2="17.602cm" svg:y2="12.703cm">
          <text:p/>
        </draw:line>
        <draw:line draw:style-name="gr12" draw:text-style-name="P4" draw:layer="layout" svg:x1="18.002cm" svg:y1="12.703cm" svg:x2="18.002cm" svg:y2="12.303cm">
          <text:p/>
        </draw:line>
        <draw:line draw:style-name="gr12" draw:text-style-name="P4" draw:layer="layout" svg:x1="18.202cm" svg:y1="12.303cm" svg:x2="18.002cm" svg:y2="12.303cm">
          <text:p/>
        </draw:line>
        <draw:line draw:style-name="gr12" draw:text-style-name="P4" draw:layer="layout" svg:x1="18.202cm" svg:y1="12.303cm" svg:x2="18.202cm" svg:y2="12.703cm">
          <text:p/>
        </draw:line>
        <draw:line draw:style-name="gr12" draw:text-style-name="P4" draw:layer="layout" svg:x1="18.602cm" svg:y1="12.703cm" svg:x2="18.202cm" svg:y2="12.703cm">
          <text:p/>
        </draw:line>
        <draw:line draw:style-name="gr12" draw:text-style-name="P4" draw:layer="layout" svg:x1="18.602cm" svg:y1="12.703cm" svg:x2="18.602cm" svg:y2="12.303cm">
          <text:p/>
        </draw:line>
        <draw:line draw:style-name="gr12" draw:text-style-name="P4" draw:layer="layout" svg:x1="18.802cm" svg:y1="12.303cm" svg:x2="18.602cm" svg:y2="12.303cm">
          <text:p/>
        </draw:line>
        <draw:line draw:style-name="gr12" draw:text-style-name="P4" draw:layer="layout" svg:x1="18.802cm" svg:y1="12.303cm" svg:x2="18.802cm" svg:y2="12.703cm">
          <text:p/>
        </draw:line>
        <draw:line draw:style-name="gr12" draw:text-style-name="P4" draw:layer="layout" svg:x1="19.202cm" svg:y1="12.703cm" svg:x2="18.802cm" svg:y2="12.703cm">
          <text:p/>
        </draw:line>
        <draw:line draw:style-name="gr12" draw:text-style-name="P4" draw:layer="layout" svg:x1="19.202cm" svg:y1="12.703cm" svg:x2="19.202cm" svg:y2="12.303cm">
          <text:p/>
        </draw:line>
        <draw:line draw:style-name="gr12" draw:text-style-name="P4" draw:layer="layout" svg:x1="19.402cm" svg:y1="12.303cm" svg:x2="19.202cm" svg:y2="12.303cm">
          <text:p/>
        </draw:line>
        <draw:line draw:style-name="gr12" draw:text-style-name="P4" draw:layer="layout" svg:x1="19.402cm" svg:y1="12.303cm" svg:x2="19.402cm" svg:y2="12.703cm">
          <text:p/>
        </draw:line>
        <draw:line draw:style-name="gr12" draw:text-style-name="P4" draw:layer="layout" svg:x1="19.802cm" svg:y1="12.703cm" svg:x2="19.402cm" svg:y2="12.703cm">
          <text:p/>
        </draw:line>
        <draw:line draw:style-name="gr12" draw:text-style-name="P4" draw:layer="layout" svg:x1="19.802cm" svg:y1="12.703cm" svg:x2="19.802cm" svg:y2="12.303cm">
          <text:p/>
        </draw:line>
        <draw:line draw:style-name="gr12" draw:text-style-name="P4" draw:layer="layout" svg:x1="20.002cm" svg:y1="12.303cm" svg:x2="19.802cm" svg:y2="12.303cm">
          <text:p/>
        </draw:line>
        <draw:line draw:style-name="gr12" draw:text-style-name="P4" draw:layer="layout" svg:x1="20.002cm" svg:y1="12.303cm" svg:x2="20.002cm" svg:y2="12.703cm">
          <text:p/>
        </draw:line>
        <draw:line draw:style-name="gr12" draw:text-style-name="P4" draw:layer="layout" svg:x1="20.2cm" svg:y1="12.7cm" svg:x2="20.002cm" svg:y2="12.703cm">
          <text:p/>
        </draw:line>
        <draw:line draw:style-name="gr12" draw:text-style-name="P4" draw:layer="layout" svg:x1="9.402cm" svg:y1="12.102cm" svg:x2="9.402cm" svg:y2="11.702cm">
          <text:p/>
        </draw:line>
        <draw:line draw:style-name="gr12" draw:text-style-name="P4" draw:layer="layout" svg:x1="10.602cm" svg:y1="11.7cm" svg:x2="9.401cm" svg:y2="11.7cm">
          <text:p/>
        </draw:line>
        <draw:frame draw:style-name="gr3" draw:text-style-name="P6" draw:layer="layout" svg:width="0.601cm" svg:height="0.45cm" svg:x="9.417cm" svg:y="11.688cm">
          <draw:text-box>
            <text:p><text:span text:style-name="T5">1</text:span></text:p>
          </draw:text-box>
        </draw:frame>
        <draw:frame draw:style-name="gr17" draw:text-style-name="P6" draw:layer="layout" svg:width="0.601cm" svg:height="0.45cm" svg:x="10.03cm" svg:y="11.688cm">
          <draw:text-box>
            <text:p><text:span text:style-name="T5">1</text:span></text:p>
          </draw:text-box>
        </draw:frame>
        <draw:custom-shape draw:style-name="gr6" draw:text-style-name="P7" draw:layer="layout" svg:width="0.6cm" svg:height="0.4cm" svg:x="17.202cm" svg:y="11.703cm">
          <text:p text:style-name="P4"><text:span text:style-name="T1">B/W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cm" svg:height="0.4cm" svg:x="17.802cm" svg:y="11.703cm">
          <text:p text:style-name="P4"><text:span text:style-name="T3">MEM/</text:span></text:p>
          <text:p text:style-name="P4"><text:span text:style-name="T3">REG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0.2cm" svg:y1="12.1cm" svg:x2="19.601cm" svg:y2="12.1cm">
          <text:p/>
        </draw:line>
        <draw:line draw:style-name="gr12" draw:text-style-name="P4" draw:layer="layout" svg:x1="10.602cm" svg:y1="12.102cm" svg:x2="10.602cm" svg:y2="11.702cm">
          <text:p/>
        </draw:line>
        <draw:line draw:style-name="gr12" draw:text-style-name="P4" draw:layer="layout" svg:x1="10.602cm" svg:y1="12.102cm" svg:x2="12.4cm" svg:y2="12.1cm">
          <text:p/>
        </draw:line>
        <draw:line draw:style-name="gr12" draw:text-style-name="P4" draw:layer="layout" svg:x1="12.4cm" svg:y1="11.7cm" svg:x2="12.4cm" svg:y2="12.1cm">
          <text:p/>
        </draw:line>
        <draw:line draw:style-name="gr12" draw:text-style-name="P4" draw:layer="layout" svg:x1="12.4cm" svg:y1="11.7cm" svg:x2="13cm" svg:y2="11.7cm">
          <text:p/>
        </draw:line>
        <draw:line draw:style-name="gr12" draw:text-style-name="P4" draw:layer="layout" svg:x1="13cm" svg:y1="12.1cm" svg:x2="13cm" svg:y2="11.7cm">
          <text:p/>
        </draw:line>
        <draw:line draw:style-name="gr12" draw:text-style-name="P4" draw:layer="layout" svg:x1="13cm" svg:y1="12.1cm" svg:x2="17.25cm" svg:y2="12.1cm">
          <text:p/>
        </draw:line>
        <draw:frame draw:style-name="gr17" draw:text-style-name="P6" draw:layer="layout" svg:width="0.601cm" svg:height="0.45cm" svg:x="10.605cm" svg:y="11.688cm">
          <draw:text-box>
            <text:p><text:span text:style-name="T5">0</text:span></text:p>
          </draw:text-box>
        </draw:frame>
        <draw:frame draw:style-name="gr17" draw:text-style-name="P6" draw:layer="layout" svg:width="0.601cm" svg:height="0.45cm" svg:x="11.206cm" svg:y="11.688cm">
          <draw:text-box>
            <text:p><text:span text:style-name="T5">0</text:span></text:p>
          </draw:text-box>
        </draw:frame>
        <draw:frame draw:style-name="gr17" draw:text-style-name="P6" draw:layer="layout" svg:width="0.601cm" svg:height="0.45cm" svg:x="11.807cm" svg:y="11.688cm">
          <draw:text-box>
            <text:p><text:span text:style-name="T5">0</text:span></text:p>
          </draw:text-box>
        </draw:frame>
        <draw:frame draw:style-name="gr17" draw:text-style-name="P6" draw:layer="layout" svg:width="0.601cm" svg:height="0.45cm" svg:x="12.408cm" svg:y="11.688cm">
          <draw:text-box>
            <text:p><text:span text:style-name="T5">1</text:span></text:p>
          </draw:text-box>
        </draw:frame>
        <draw:frame draw:style-name="gr17" draw:text-style-name="P6" draw:layer="layout" svg:width="0.601cm" svg:height="0.45cm" svg:x="13.009cm" svg:y="11.688cm">
          <draw:text-box>
            <text:p><text:span text:style-name="T5">0</text:span></text:p>
          </draw:text-box>
        </draw:frame>
        <draw:frame draw:style-name="gr17" draw:text-style-name="P6" draw:layer="layout" svg:width="0.601cm" svg:height="0.45cm" svg:x="13.61cm" svg:y="11.688cm">
          <draw:text-box>
            <text:p><text:span text:style-name="T5">0</text:span></text:p>
          </draw:text-box>
        </draw:frame>
        <draw:line draw:style-name="gr12" draw:text-style-name="P4" draw:layer="layout" svg:x1="19.602cm" svg:y1="12.1cm" svg:x2="19.602cm" svg:y2="11.7cm">
          <text:p/>
        </draw:line>
        <draw:line draw:style-name="gr12" draw:text-style-name="P4" draw:layer="layout" svg:x1="18.4cm" svg:y1="11.7cm" svg:x2="19.602cm" svg:y2="11.7cm">
          <text:p/>
        </draw:line>
        <draw:frame draw:style-name="gr17" draw:text-style-name="P6" draw:layer="layout" svg:width="0.601cm" svg:height="0.45cm" svg:x="18.409cm" svg:y="11.688cm">
          <draw:text-box>
            <text:p><text:span text:style-name="T5">1</text:span></text:p>
          </draw:text-box>
        </draw:frame>
        <draw:frame draw:style-name="gr17" draw:text-style-name="P6" draw:layer="layout" svg:width="0.601cm" svg:height="0.45cm" svg:x="19.01cm" svg:y="11.688cm">
          <draw:text-box>
            <text:p><text:span text:style-name="T5">1</text:span></text:p>
          </draw:text-box>
        </draw:frame>
        <draw:custom-shape draw:style-name="gr16" draw:text-style-name="P1" draw:layer="layout" svg:width="4.799cm" svg:height="0.6cm" svg:x="20.204cm" svg:y="10.703cm">
          <text:p text:style-name="P4"><text:span text:style-name="T4">Write Data Burst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074cm" svg:height="0.45cm" svg:x="24.279cm" svg:y="10.329cm">
          <draw:text-box>
            <text:p><text:span text:style-name="T5">LSB</text:span></text:p>
          </draw:text-box>
        </draw:frame>
        <draw:frame draw:style-name="gr3" draw:text-style-name="P6" draw:layer="layout" svg:width="1.049cm" svg:height="0.45cm" svg:x="20.054cm" svg:y="10.329cm">
          <draw:text-box>
            <text:p><text:span text:style-name="T5">MSB</text:span></text:p>
          </draw:text-box>
        </draw:frame>
        <draw:custom-shape draw:style-name="gr2" draw:text-style-name="P1" draw:layer="layout" svg:width="0.6cm" svg:height="0.6cm" svg:x="25.004cm" svg:y="10.70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12cm" svg:height="0.489cm" svg:x="24.836cm" svg:y="10.753cm">
          <draw:text-box>
            <text:p><text:span text:style-name="T1">ACK</text:span></text:p>
          </draw:text-box>
        </draw:frame>
        <draw:line draw:style-name="gr18" draw:text-style-name="P4" draw:layer="layout" svg:x1="20.801cm" svg:y1="12.1cm" svg:x2="20.202cm" svg:y2="12.1cm">
          <text:p/>
        </draw:line>
        <draw:line draw:style-name="gr18" draw:text-style-name="P4" draw:layer="layout" svg:x1="20.802cm" svg:y1="12.7cm" svg:x2="20.203cm" svg:y2="12.7cm">
          <text:p/>
        </draw:line>
        <draw:custom-shape draw:style-name="gr8" draw:text-style-name="P3" draw:layer="layout" svg:width="6.056cm" svg:height="0.897cm" svg:x="21.421cm" svg:y="13.188cm">
          <text:p text:style-name="P4"><text:span text:style-name="T2"><text:s/></text:span><text:span text:style-name="T7">MEM_CNT</text:span><text:span text:style-name="T2"> * (2 – </text:span><text:span text:style-name="T7">MEM_CTL.B/W 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45cm" svg:height="7.85cm" draw:transform="rotate (1.5707963267949) translate (20.5cm 13.345cm)">
          <text:p/>
          <draw:enhanced-geometry svg:viewBox="0 0 21600 21600" draw:glue-points="21600 0 0 10800 21600 21600" draw:text-areas="13800 ?f9 21600 ?f10" draw:type="left-brace" draw:modifiers="489.7210546427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8T18:34:38</meta:creation-date>
    <dc:date>2012-11-11T23:27:19</dc:date>
    <meta:editing-duration>PT9H18M33S</meta:editing-duration>
    <meta:editing-cycles>39</meta:editing-cycles>
    <meta:generator>LibreOffice/3.4$Unix LibreOffice_project/340m1$Build-1403</meta:generator>
    <meta:document-statistic meta:object-count="207"/>
    <meta:user-defined meta:name="Info 1"/>
    <meta:user-defined meta:name="Info 2"/>
    <meta:user-defined meta:name="Info 3"/>
    <meta:user-defined meta:name="Info 4"/>
  </office:meta>
</office:document-meta>
</file>